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69mm"/>
    </style:style>
    <style:style style:name="co3" style:family="table-column">
      <style:table-column-properties fo:break-before="auto" style:column-width="1.3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.8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.66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7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default-cell-style-name="ce22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Раскладка дисков на SD-карте</text:p>
          </table:table-cell>
          <table:covered-table-cell table:number-columns-repeated="10"/>
          <table:table-cell table:number-columns-repeated="51"/>
        </table:table-row>
        <table:table-row table:style-name="ro2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</table:table-row>
        <table:table-row table:style-name="ro3">
          <table:table-cell table:style-name="ce6" office:value-type="string" calcext:value-type="string" table:number-columns-spanned="5" table:number-rows-spanned="1">
            <text:p>Рзмеры дисков:</text:p>
          </table:table-cell>
          <table:covered-table-cell table:number-columns-repeated="4" table:style-name="ce6"/>
          <table:table-cell table:style-name="ce6"/>
          <table:table-cell/>
          <table:table-cell table:style-name="ce6" table:number-columns-repeated="55"/>
        </table:table-row>
        <table:table-row table:style-name="ro3">
          <table:table-cell/>
          <table:table-cell table:style-name="ce22" office:value-type="string" calcext:value-type="string">
            <text:p>dec</text:p>
          </table:table-cell>
          <table:table-cell table:style-name="ce22" office:value-type="string" calcext:value-type="string">
            <text:p>oct</text:p>
          </table:table-cell>
          <table:table-cell table:style-name="ce22"/>
          <table:table-cell table:style-name="ce22" office:value-type="string" calcext:value-type="string">
            <text:p>hex</text:p>
          </table:table-cell>
          <table:table-cell/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RK:</text:p>
          </table:table-cell>
          <table:table-cell table:style-name="ce5" office:value-type="float" office:value="6144" calcext:value-type="float">
            <text:p>6144</text:p>
          </table:table-cell>
          <table:table-cell table:style-name="ce5" table:formula="of:=DEC2OCT([.B5])" office:value-type="string" office:string-value="14000" calcext:value-type="string">
            <text:p>14000</text:p>
          </table:table-cell>
          <table:table-cell table:style-name="ce5"/>
          <table:table-cell table:style-name="ce5" table:formula="of:=DEC2HEX([.B5])" office:value-type="string" office:string-value="1800" calcext:value-type="string">
            <text:p>1800</text:p>
          </table:table-cell>
          <table:table-cell table:style-name="ce5" table:number-columns-repeated="5"/>
          <table:table-cell/>
          <table:table-cell table:style-name="ce5" table:number-columns-repeated="51"/>
        </table:table-row>
        <table:table-row table:style-name="ro3">
          <table:table-cell table:style-name="ce5" office:value-type="string" calcext:value-type="string">
            <text:p>DW: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table:formula="of:=DEC2OCT([.B6])" office:value-type="string" office:string-value="400000" calcext:value-type="string">
            <text:p>400000</text:p>
          </table:table-cell>
          <table:table-cell table:style-name="ce5"/>
          <table:table-cell table:style-name="ce5" table:formula="of:=DEC2HEX([.B6])" office:value-type="string" office:string-value="20000" calcext:value-type="string">
            <text:p>20000</text:p>
          </table:table-cell>
          <table:table-cell table:style-name="ce5" table:number-columns-repeated="5"/>
          <table:table-cell/>
          <table:table-cell table:style-name="ce5" table:number-columns-repeated="51"/>
        </table:table-row>
        <table:table-row table:style-name="ro3">
          <table:table-cell table:style-name="ce5" office:value-type="string" calcext:value-type="string">
            <text:p>DX: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table:formula="of:=DEC2OCT([.B7])" office:value-type="string" office:string-value="10000" calcext:value-type="string">
            <text:p>10000</text:p>
          </table:table-cell>
          <table:table-cell table:style-name="ce5"/>
          <table:table-cell table:style-name="ce5" table:formula="of:=DEC2HEX([.B7])" office:value-type="string" office:string-value="1000" calcext:value-type="string">
            <text:p>1000</text:p>
          </table:table-cell>
          <table:table-cell table:number-columns-repeated="57"/>
        </table:table-row>
        <table:table-row table:style-name="ro3">
          <table:table-cell table:style-name="ce5" office:value-type="string" calcext:value-type="string">
            <text:p>MY: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table:formula="of:=DEC2OCT([.B8])" office:value-type="string" office:string-value="4000" calcext:value-type="string">
            <text:p>4000</text:p>
          </table:table-cell>
          <table:table-cell table:style-name="ce5"/>
          <table:table-cell table:style-name="ce5" table:formula="of:=DEC2HEX([.B8])" office:value-type="string" office:string-value="800" calcext:value-type="string">
            <text:p>800</text:p>
          </table:table-cell>
          <table:table-cell table:number-columns-repeated="57"/>
        </table:table-row>
        <table:table-row table:style-name="ro4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</table:table-row>
        <table:table-row table:style-name="ro5"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 table:style-name="ce16"/>
          <table:table-cell table:style-name="ce9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 table:style-name="ce16"/>
          <table:table-cell table:style-name="ce9"/>
          <table:table-cell table:style-name="ce14" office:value-type="string" calcext:value-type="string">
            <text:p>Размер</text:p>
          </table:table-cell>
          <table:table-cell table:style-name="ce30"/>
          <table:table-cell table:style-name="ce16"/>
          <table:table-cell table:style-name="ce14" table:number-columns-repeated="51"/>
        </table:table-row>
        <table:table-row table:style-name="ro6"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52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0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number-columns-repeated="3" table:style-name="ce5" office:value-type="float" office:value="0" calcext:value-type="float">
            <text:p>0</text:p>
          </table:table-cell>
          <table:table-cell table:style-name="ce12"/>
          <table:table-cell table:style-name="ce5" table:formula="of:=DEC2HEX([.G13])" office:value-type="string" office:string-value="17FF" calcext:value-type="string">
            <text:p>17FF</text:p>
          </table:table-cell>
          <table:table-cell table:style-name="ce5" table:formula="of:=DEC2OCT([.G13])" office:value-type="string" office:string-value="13777" calcext:value-type="string">
            <text:p>13777</text:p>
          </table:table-cell>
          <table:table-cell table:style-name="ce5" table:formula="of:=[.C13]+[.I13]-1" office:value-type="float" office:value="6143" calcext:value-type="float">
            <text:p>61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1"/>
        </table:table-row>
        <table:table-row table:style-name="ro3">
          <table:table-cell table:style-name="ce5" table:formula="of:=DEC2HEX([.C14])" office:value-type="string" office:string-value="1800" calcext:value-type="string">
            <text:p>1800</text:p>
          </table:table-cell>
          <table:table-cell table:style-name="ce5" table:formula="of:=DEC2OCT([.C14])" office:value-type="string" office:string-value="14000" calcext:value-type="string">
            <text:p>14000</text:p>
          </table:table-cell>
          <table:table-cell table:style-name="ce5" table:formula="of:=[.C13]+[.I13]" office:value-type="float" office:value="6144" calcext:value-type="float">
            <text:p>6144</text:p>
          </table:table-cell>
          <table:table-cell table:style-name="ce12"/>
          <table:table-cell table:style-name="ce5" table:formula="of:=DEC2HEX([.G14])" office:value-type="string" office:string-value="2FFF" calcext:value-type="string">
            <text:p>2FFF</text:p>
          </table:table-cell>
          <table:table-cell table:style-name="ce5" table:formula="of:=DEC2OCT([.G14])" office:value-type="string" office:string-value="27777" calcext:value-type="string">
            <text:p>27777</text:p>
          </table:table-cell>
          <table:table-cell table:style-name="ce5" table:formula="of:=[.C14]+[.I14]-1" office:value-type="float" office:value="12287" calcext:value-type="float">
            <text:p>12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1"/>
        </table:table-row>
        <table:table-row table:style-name="ro3">
          <table:table-cell table:style-name="ce5" table:formula="of:=DEC2HEX([.C15])" office:value-type="string" office:string-value="3000" calcext:value-type="string">
            <text:p>3000</text:p>
          </table:table-cell>
          <table:table-cell table:style-name="ce5" table:formula="of:=DEC2OCT([.C15])" office:value-type="string" office:string-value="30000" calcext:value-type="string">
            <text:p>30000</text:p>
          </table:table-cell>
          <table:table-cell table:style-name="ce5" table:formula="of:=[.C14]+[.I14]" office:value-type="float" office:value="12288" calcext:value-type="float">
            <text:p>12288</text:p>
          </table:table-cell>
          <table:table-cell table:style-name="ce12"/>
          <table:table-cell table:style-name="ce5" table:formula="of:=DEC2HEX([.G15])" office:value-type="string" office:string-value="47FF" calcext:value-type="string">
            <text:p>47FF</text:p>
          </table:table-cell>
          <table:table-cell table:style-name="ce5" table:formula="of:=DEC2OCT([.G15])" office:value-type="string" office:string-value="43777" calcext:value-type="string">
            <text:p>43777</text:p>
          </table:table-cell>
          <table:table-cell table:style-name="ce5" table:formula="of:=[.C15]+[.I15]-1" office:value-type="float" office:value="18431" calcext:value-type="float">
            <text:p>18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1"/>
        </table:table-row>
        <table:table-row table:style-name="ro3">
          <table:table-cell table:style-name="ce5" table:formula="of:=DEC2HEX([.C16])" office:value-type="string" office:string-value="4800" calcext:value-type="string">
            <text:p>4800</text:p>
          </table:table-cell>
          <table:table-cell table:style-name="ce5" table:formula="of:=DEC2OCT([.C16])" office:value-type="string" office:string-value="44000" calcext:value-type="string">
            <text:p>44000</text:p>
          </table:table-cell>
          <table:table-cell table:style-name="ce5" table:formula="of:=[.C15]+[.I15]" office:value-type="float" office:value="18432" calcext:value-type="float">
            <text:p>18432</text:p>
          </table:table-cell>
          <table:table-cell table:style-name="ce12"/>
          <table:table-cell table:style-name="ce5" table:formula="of:=DEC2HEX([.G16])" office:value-type="string" office:string-value="5FFF" calcext:value-type="string">
            <text:p>5FFF</text:p>
          </table:table-cell>
          <table:table-cell table:style-name="ce5" table:formula="of:=DEC2OCT([.G16])" office:value-type="string" office:string-value="57777" calcext:value-type="string">
            <text:p>57777</text:p>
          </table:table-cell>
          <table:table-cell table:style-name="ce5" table:formula="of:=[.C16]+[.I16]-1" office:value-type="float" office:value="24575" calcext:value-type="float">
            <text:p>24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1"/>
        </table:table-row>
        <table:table-row table:style-name="ro3">
          <table:table-cell table:style-name="ce5" table:formula="of:=DEC2HEX([.C17])" office:value-type="string" office:string-value="6000" calcext:value-type="string">
            <text:p>6000</text:p>
          </table:table-cell>
          <table:table-cell table:style-name="ce5" table:formula="of:=DEC2OCT([.C17])" office:value-type="string" office:string-value="60000" calcext:value-type="string">
            <text:p>60000</text:p>
          </table:table-cell>
          <table:table-cell table:style-name="ce5" table:formula="of:=[.C16]+[.I16]" office:value-type="float" office:value="24576" calcext:value-type="float">
            <text:p>24576</text:p>
          </table:table-cell>
          <table:table-cell table:style-name="ce12"/>
          <table:table-cell table:style-name="ce5" table:formula="of:=DEC2HEX([.G17])" office:value-type="string" office:string-value="77FF" calcext:value-type="string">
            <text:p>77FF</text:p>
          </table:table-cell>
          <table:table-cell table:style-name="ce5" table:formula="of:=DEC2OCT([.G17])" office:value-type="string" office:string-value="73777" calcext:value-type="string">
            <text:p>73777</text:p>
          </table:table-cell>
          <table:table-cell table:style-name="ce5" table:formula="of:=[.C17]+[.I17]-1" office:value-type="float" office:value="30719" calcext:value-type="float">
            <text:p>30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1"/>
        </table:table-row>
        <table:table-row table:style-name="ro3">
          <table:table-cell table:style-name="ce5" table:formula="of:=DEC2HEX([.C18])" office:value-type="string" office:string-value="7800" calcext:value-type="string">
            <text:p>7800</text:p>
          </table:table-cell>
          <table:table-cell table:style-name="ce5" table:formula="of:=DEC2OCT([.C18])" office:value-type="string" office:string-value="74000" calcext:value-type="string">
            <text:p>74000</text:p>
          </table:table-cell>
          <table:table-cell table:style-name="ce5" table:formula="of:=[.C17]+[.I17]" office:value-type="float" office:value="30720" calcext:value-type="float">
            <text:p>30720</text:p>
          </table:table-cell>
          <table:table-cell table:style-name="ce12"/>
          <table:table-cell table:style-name="ce5" table:formula="of:=DEC2HEX([.G18])" office:value-type="string" office:string-value="8FFF" calcext:value-type="string">
            <text:p>8FFF</text:p>
          </table:table-cell>
          <table:table-cell table:style-name="ce5" table:formula="of:=DEC2OCT([.G18])" office:value-type="string" office:string-value="107777" calcext:value-type="string">
            <text:p>107777</text:p>
          </table:table-cell>
          <table:table-cell table:style-name="ce5" table:formula="of:=[.C18]+[.I18]-1" office:value-type="float" office:value="36863" calcext:value-type="float">
            <text:p>36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1"/>
        </table:table-row>
        <table:table-row table:style-name="ro3">
          <table:table-cell table:style-name="ce5" table:formula="of:=DEC2HEX([.C19])" office:value-type="string" office:string-value="9000" calcext:value-type="string">
            <text:p>9000</text:p>
          </table:table-cell>
          <table:table-cell table:style-name="ce5" table:formula="of:=DEC2OCT([.C19])" office:value-type="string" office:string-value="110000" calcext:value-type="string">
            <text:p>110000</text:p>
          </table:table-cell>
          <table:table-cell table:style-name="ce5" table:formula="of:=[.C18]+[.I18]" office:value-type="float" office:value="36864" calcext:value-type="float">
            <text:p>36864</text:p>
          </table:table-cell>
          <table:table-cell table:style-name="ce12"/>
          <table:table-cell table:style-name="ce5" table:formula="of:=DEC2HEX([.G19])" office:value-type="string" office:string-value="A7FF" calcext:value-type="string">
            <text:p>A7FF</text:p>
          </table:table-cell>
          <table:table-cell table:style-name="ce5" table:formula="of:=DEC2OCT([.G19])" office:value-type="string" office:string-value="123777" calcext:value-type="string">
            <text:p>123777</text:p>
          </table:table-cell>
          <table:table-cell table:style-name="ce5" table:formula="of:=[.C19]+[.I19]-1" office:value-type="float" office:value="43007" calcext:value-type="float">
            <text:p>43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1"/>
        </table:table-row>
        <table:table-row table:style-name="ro3">
          <table:table-cell table:style-name="ce19" table:formula="of:=DEC2HEX([.C20])" office:value-type="string" office:string-value="A800" calcext:value-type="string">
            <text:p>A800</text:p>
          </table:table-cell>
          <table:table-cell table:style-name="ce19" table:formula="of:=DEC2OCT([.C20])" office:value-type="string" office:string-value="124000" calcext:value-type="string">
            <text:p>124000</text:p>
          </table:table-cell>
          <table:table-cell table:style-name="ce19" table:formula="of:=[.C19]+[.I19]" office:value-type="float" office:value="43008" calcext:value-type="float">
            <text:p>43008</text:p>
          </table:table-cell>
          <table:table-cell table:style-name="ce27"/>
          <table:table-cell table:style-name="ce19" table:formula="of:=DEC2HEX([.G20])" office:value-type="string" office:string-value="BFFF" calcext:value-type="string">
            <text:p>BFFF</text:p>
          </table:table-cell>
          <table:table-cell table:style-name="ce19" table:formula="of:=DEC2OCT([.G20])" office:value-type="string" office:string-value="137777" calcext:value-type="string">
            <text:p>137777</text:p>
          </table:table-cell>
          <table:table-cell table:style-name="ce19" table:formula="of:=[.C20]+[.I20]-1" office:value-type="float" office:value="49151" calcext:value-type="float">
            <text:p>49151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1"/>
        </table:table-row>
        <table:table-row table:style-name="ro3">
          <table:table-cell table:style-name="ce19" table:formula="of:=DEC2HEX([.C21])" office:value-type="string" office:string-value="C000" calcext:value-type="string">
            <text:p>C000</text:p>
          </table:table-cell>
          <table:table-cell table:style-name="ce19" table:formula="of:=DEC2OCT([.C21])" office:value-type="string" office:string-value="140000" calcext:value-type="string">
            <text:p>140000</text:p>
          </table:table-cell>
          <table:table-cell table:style-name="ce19" table:formula="of:=[.G20]+1" office:value-type="float" office:value="49152" calcext:value-type="float">
            <text:p>49152</text:p>
          </table:table-cell>
          <table:table-cell table:style-name="ce27"/>
          <table:table-cell table:style-name="ce19" table:formula="of:=DEC2HEX([.G21])" office:value-type="string" office:string-value="2BFFF" calcext:value-type="string">
            <text:p>2BFFF</text:p>
          </table:table-cell>
          <table:table-cell table:style-name="ce19" table:formula="of:=DEC2OCT([.G21])" office:value-type="string" office:string-value="537777" calcext:value-type="string">
            <text:p>537777</text:p>
          </table:table-cell>
          <table:table-cell table:style-name="ce19" table:formula="of:=[.C21]+[.I21]-1" office:value-type="float" office:value="180223" calcext:value-type="float">
            <text:p>180223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22])" office:value-type="string" office:string-value="2C000" calcext:value-type="string">
            <text:p>2C000</text:p>
          </table:table-cell>
          <table:table-cell table:style-name="ce5" table:formula="of:=DEC2OCT([.C22])" office:value-type="string" office:string-value="540000" calcext:value-type="string">
            <text:p>540000</text:p>
          </table:table-cell>
          <table:table-cell table:style-name="ce5" table:formula="of:=[.G21]+1" office:value-type="float" office:value="180224" calcext:value-type="float">
            <text:p>180224</text:p>
          </table:table-cell>
          <table:table-cell table:style-name="ce12"/>
          <table:table-cell table:style-name="ce5" table:formula="of:=DEC2HEX([.G22])" office:value-type="string" office:string-value="2CFFF" calcext:value-type="string">
            <text:p>2CFFF</text:p>
          </table:table-cell>
          <table:table-cell table:style-name="ce5" table:formula="of:=DEC2OCT([.G22])" office:value-type="string" office:string-value="547777" calcext:value-type="string">
            <text:p>547777</text:p>
          </table:table-cell>
          <table:table-cell table:style-name="ce5" table:formula="of:=[.C22]+[.I22]-1" office:value-type="float" office:value="184319" calcext:value-type="float">
            <text:p>18431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19" table:formula="of:=DEC2HEX([.C23])" office:value-type="string" office:string-value="2D000" calcext:value-type="string">
            <text:p>2D000</text:p>
          </table:table-cell>
          <table:table-cell table:style-name="ce19" table:formula="of:=DEC2OCT([.C23])" office:value-type="string" office:string-value="550000" calcext:value-type="string">
            <text:p>550000</text:p>
          </table:table-cell>
          <table:table-cell table:style-name="ce19" table:formula="of:=[.G22]+1" office:value-type="float" office:value="184320" calcext:value-type="float">
            <text:p>184320</text:p>
          </table:table-cell>
          <table:table-cell table:style-name="ce27"/>
          <table:table-cell table:style-name="ce19" table:formula="of:=DEC2HEX([.G23])" office:value-type="string" office:string-value="2DFFF" calcext:value-type="string">
            <text:p>2DFFF</text:p>
          </table:table-cell>
          <table:table-cell table:style-name="ce19" table:formula="of:=DEC2OCT([.G23])" office:value-type="string" office:string-value="557777" calcext:value-type="string">
            <text:p>557777</text:p>
          </table:table-cell>
          <table:table-cell table:style-name="ce19" table:formula="of:=[.C23]+[.I23]-1" office:value-type="float" office:value="188415" calcext:value-type="float">
            <text:p>188415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1"/>
        </table:table-row>
        <table:table-row table:style-name="ro3">
          <table:table-cell table:style-name="ce5" table:formula="of:=DEC2HEX([.C24])" office:value-type="string" office:string-value="2E000" calcext:value-type="string">
            <text:p>2E000</text:p>
          </table:table-cell>
          <table:table-cell table:style-name="ce5" table:formula="of:=DEC2OCT([.C24])" office:value-type="string" office:string-value="560000" calcext:value-type="string">
            <text:p>560000</text:p>
          </table:table-cell>
          <table:table-cell table:style-name="ce5" table:formula="of:=[.G23]+1" office:value-type="float" office:value="188416" calcext:value-type="float">
            <text:p>188416</text:p>
          </table:table-cell>
          <table:table-cell table:style-name="ce12"/>
          <table:table-cell table:style-name="ce5" table:formula="of:=DEC2HEX([.G24])" office:value-type="string" office:string-value="2E7FF" calcext:value-type="string">
            <text:p>2E7FF</text:p>
          </table:table-cell>
          <table:table-cell table:style-name="ce5" table:formula="of:=DEC2OCT([.G24])" office:value-type="string" office:string-value="563777" calcext:value-type="string">
            <text:p>563777</text:p>
          </table:table-cell>
          <table:table-cell table:style-name="ce5" table:formula="of:=[.C24]+[.I24]-1" office:value-type="float" office:value="190463" calcext:value-type="float">
            <text:p>19046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1"/>
        </table:table-row>
        <table:table-row table:style-name="ro3">
          <table:table-cell table:style-name="ce5" table:formula="of:=DEC2HEX([.C25])" office:value-type="string" office:string-value="2E800" calcext:value-type="string">
            <text:p>2E800</text:p>
          </table:table-cell>
          <table:table-cell table:style-name="ce5" table:formula="of:=DEC2OCT([.C25])" office:value-type="string" office:string-value="564000" calcext:value-type="string">
            <text:p>564000</text:p>
          </table:table-cell>
          <table:table-cell table:style-name="ce5" table:formula="of:=[.G24]+1" office:value-type="float" office:value="190464" calcext:value-type="float">
            <text:p>190464</text:p>
          </table:table-cell>
          <table:table-cell table:style-name="ce12"/>
          <table:table-cell table:style-name="ce5" table:formula="of:=DEC2HEX([.G25])" office:value-type="string" office:string-value="2EFFF" calcext:value-type="string">
            <text:p>2EFFF</text:p>
          </table:table-cell>
          <table:table-cell table:style-name="ce5" table:formula="of:=DEC2OCT([.G25])" office:value-type="string" office:string-value="567777" calcext:value-type="string">
            <text:p>567777</text:p>
          </table:table-cell>
          <table:table-cell table:style-name="ce5" table:formula="of:=[.C25]+[.I25]-1" office:value-type="float" office:value="192511" calcext:value-type="float">
            <text:p>19251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1"/>
        </table:table-row>
        <table:table-row table:style-name="ro3">
          <table:table-cell table:style-name="ce5" table:formula="of:=DEC2HEX([.C26])" office:value-type="string" office:string-value="2F000" calcext:value-type="string">
            <text:p>2F000</text:p>
          </table:table-cell>
          <table:table-cell table:style-name="ce5" table:formula="of:=DEC2OCT([.C26])" office:value-type="string" office:string-value="570000" calcext:value-type="string">
            <text:p>570000</text:p>
          </table:table-cell>
          <table:table-cell table:style-name="ce5" table:formula="of:=[.G25]+1" office:value-type="float" office:value="192512" calcext:value-type="float">
            <text:p>192512</text:p>
          </table:table-cell>
          <table:table-cell table:style-name="ce12"/>
          <table:table-cell table:style-name="ce5" table:formula="of:=DEC2HEX([.G26])" office:value-type="string" office:string-value="2F7FF" calcext:value-type="string">
            <text:p>2F7FF</text:p>
          </table:table-cell>
          <table:table-cell table:style-name="ce5" table:formula="of:=DEC2OCT([.G26])" office:value-type="string" office:string-value="573777" calcext:value-type="string">
            <text:p>573777</text:p>
          </table:table-cell>
          <table:table-cell table:style-name="ce5" table:formula="of:=[.C26]+[.I26]-1" office:value-type="float" office:value="194559" calcext:value-type="float">
            <text:p>19455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1"/>
        </table:table-row>
        <table:table-row table:style-name="ro3">
          <table:table-cell table:style-name="ce5" table:formula="of:=DEC2HEX([.C27])" office:value-type="string" office:string-value="2F800" calcext:value-type="string">
            <text:p>2F800</text:p>
          </table:table-cell>
          <table:table-cell table:style-name="ce5" table:formula="of:=DEC2OCT([.C27])" office:value-type="string" office:string-value="574000" calcext:value-type="string">
            <text:p>574000</text:p>
          </table:table-cell>
          <table:table-cell table:style-name="ce5" table:formula="of:=[.G26]+1" office:value-type="float" office:value="194560" calcext:value-type="float">
            <text:p>194560</text:p>
          </table:table-cell>
          <table:table-cell table:style-name="ce12"/>
          <table:table-cell table:style-name="ce5" table:formula="of:=DEC2HEX([.G27])" office:value-type="string" office:string-value="2FFFF" calcext:value-type="string">
            <text:p>2FFFF</text:p>
          </table:table-cell>
          <table:table-cell table:style-name="ce5" table:formula="of:=DEC2OCT([.G27])" office:value-type="string" office:string-value="577777" calcext:value-type="string">
            <text:p>577777</text:p>
          </table:table-cell>
          <table:table-cell table:style-name="ce5" table:formula="of:=[.C27]+[.I27]-1" office:value-type="float" office:value="196607" calcext:value-type="float">
            <text:p>19660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1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29])" office:value-type="string" office:string-value="40000" calcext:value-type="string">
            <text:p>40000</text:p>
          </table:table-cell>
          <table:table-cell table:style-name="ce5" table:formula="of:=DEC2OCT([.C29])" office:value-type="string" office:string-value="1000000" calcext:value-type="string">
            <text:p>1000000</text:p>
          </table:table-cell>
          <table:table-cell table:style-name="ce5" table:formula="of:=[.C13]+262144" office:value-type="float" office:value="262144" calcext:value-type="float">
            <text:p>262144</text:p>
          </table:table-cell>
          <table:table-cell table:style-name="ce12"/>
          <table:table-cell table:style-name="ce5" table:formula="of:=DEC2HEX([.G29])" office:value-type="string" office:string-value="417FF" calcext:value-type="string">
            <text:p>417FF</text:p>
          </table:table-cell>
          <table:table-cell table:style-name="ce5" table:formula="of:=DEC2OCT([.G29])" office:value-type="string" office:string-value="1013777" calcext:value-type="string">
            <text:p>1013777</text:p>
          </table:table-cell>
          <table:table-cell table:style-name="ce5" table:formula="of:=[.C29]+[.I29]-1" office:value-type="float" office:value="268287" calcext:value-type="float">
            <text:p>268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1"/>
        </table:table-row>
        <table:table-row table:style-name="ro3">
          <table:table-cell table:style-name="ce5" table:formula="of:=DEC2HEX([.C30])" office:value-type="string" office:string-value="41800" calcext:value-type="string">
            <text:p>41800</text:p>
          </table:table-cell>
          <table:table-cell table:style-name="ce5" table:formula="of:=DEC2OCT([.C30])" office:value-type="string" office:string-value="1014000" calcext:value-type="string">
            <text:p>1014000</text:p>
          </table:table-cell>
          <table:table-cell table:style-name="ce5" table:formula="of:=[.C29]+[.I29]" office:value-type="float" office:value="268288" calcext:value-type="float">
            <text:p>268288</text:p>
          </table:table-cell>
          <table:table-cell table:style-name="ce12"/>
          <table:table-cell table:style-name="ce5" table:formula="of:=DEC2HEX([.G30])" office:value-type="string" office:string-value="42FFF" calcext:value-type="string">
            <text:p>42FFF</text:p>
          </table:table-cell>
          <table:table-cell table:style-name="ce5" table:formula="of:=DEC2OCT([.G30])" office:value-type="string" office:string-value="1027777" calcext:value-type="string">
            <text:p>1027777</text:p>
          </table:table-cell>
          <table:table-cell table:style-name="ce5" table:formula="of:=[.C30]+[.I30]-1" office:value-type="float" office:value="274431" calcext:value-type="float">
            <text:p>274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1"/>
        </table:table-row>
        <table:table-row table:style-name="ro3">
          <table:table-cell table:style-name="ce5" table:formula="of:=DEC2HEX([.C31])" office:value-type="string" office:string-value="43000" calcext:value-type="string">
            <text:p>43000</text:p>
          </table:table-cell>
          <table:table-cell table:style-name="ce5" table:formula="of:=DEC2OCT([.C31])" office:value-type="string" office:string-value="1030000" calcext:value-type="string">
            <text:p>1030000</text:p>
          </table:table-cell>
          <table:table-cell table:style-name="ce5" table:formula="of:=[.C30]+[.I30]" office:value-type="float" office:value="274432" calcext:value-type="float">
            <text:p>274432</text:p>
          </table:table-cell>
          <table:table-cell table:style-name="ce12"/>
          <table:table-cell table:style-name="ce5" table:formula="of:=DEC2HEX([.G31])" office:value-type="string" office:string-value="447FF" calcext:value-type="string">
            <text:p>447FF</text:p>
          </table:table-cell>
          <table:table-cell table:style-name="ce5" table:formula="of:=DEC2OCT([.G31])" office:value-type="string" office:string-value="1043777" calcext:value-type="string">
            <text:p>1043777</text:p>
          </table:table-cell>
          <table:table-cell table:style-name="ce5" table:formula="of:=[.C31]+[.I31]-1" office:value-type="float" office:value="280575" calcext:value-type="float">
            <text:p>280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1"/>
        </table:table-row>
        <table:table-row table:style-name="ro3">
          <table:table-cell table:style-name="ce5" table:formula="of:=DEC2HEX([.C32])" office:value-type="string" office:string-value="44800" calcext:value-type="string">
            <text:p>44800</text:p>
          </table:table-cell>
          <table:table-cell table:style-name="ce5" table:formula="of:=DEC2OCT([.C32])" office:value-type="string" office:string-value="1044000" calcext:value-type="string">
            <text:p>1044000</text:p>
          </table:table-cell>
          <table:table-cell table:style-name="ce5" table:formula="of:=[.C31]+[.I31]" office:value-type="float" office:value="280576" calcext:value-type="float">
            <text:p>280576</text:p>
          </table:table-cell>
          <table:table-cell table:style-name="ce12"/>
          <table:table-cell table:style-name="ce5" table:formula="of:=DEC2HEX([.G32])" office:value-type="string" office:string-value="45FFF" calcext:value-type="string">
            <text:p>45FFF</text:p>
          </table:table-cell>
          <table:table-cell table:style-name="ce5" table:formula="of:=DEC2OCT([.G32])" office:value-type="string" office:string-value="1057777" calcext:value-type="string">
            <text:p>1057777</text:p>
          </table:table-cell>
          <table:table-cell table:style-name="ce5" table:formula="of:=[.C32]+[.I32]-1" office:value-type="float" office:value="286719" calcext:value-type="float">
            <text:p>286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1"/>
        </table:table-row>
        <table:table-row table:style-name="ro3">
          <table:table-cell table:style-name="ce5" table:formula="of:=DEC2HEX([.C33])" office:value-type="string" office:string-value="46000" calcext:value-type="string">
            <text:p>46000</text:p>
          </table:table-cell>
          <table:table-cell table:style-name="ce5" table:formula="of:=DEC2OCT([.C33])" office:value-type="string" office:string-value="1060000" calcext:value-type="string">
            <text:p>1060000</text:p>
          </table:table-cell>
          <table:table-cell table:style-name="ce5" table:formula="of:=[.C32]+[.I32]" office:value-type="float" office:value="286720" calcext:value-type="float">
            <text:p>286720</text:p>
          </table:table-cell>
          <table:table-cell table:style-name="ce12"/>
          <table:table-cell table:style-name="ce5" table:formula="of:=DEC2HEX([.G33])" office:value-type="string" office:string-value="477FF" calcext:value-type="string">
            <text:p>477FF</text:p>
          </table:table-cell>
          <table:table-cell table:style-name="ce5" table:formula="of:=DEC2OCT([.G33])" office:value-type="string" office:string-value="1073777" calcext:value-type="string">
            <text:p>1073777</text:p>
          </table:table-cell>
          <table:table-cell table:style-name="ce5" table:formula="of:=[.C33]+[.I33]-1" office:value-type="float" office:value="292863" calcext:value-type="float">
            <text:p>292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1"/>
        </table:table-row>
        <table:table-row table:style-name="ro3">
          <table:table-cell table:style-name="ce5" table:formula="of:=DEC2HEX([.C34])" office:value-type="string" office:string-value="47800" calcext:value-type="string">
            <text:p>47800</text:p>
          </table:table-cell>
          <table:table-cell table:style-name="ce5" table:formula="of:=DEC2OCT([.C34])" office:value-type="string" office:string-value="1074000" calcext:value-type="string">
            <text:p>1074000</text:p>
          </table:table-cell>
          <table:table-cell table:style-name="ce5" table:formula="of:=[.C33]+[.I33]" office:value-type="float" office:value="292864" calcext:value-type="float">
            <text:p>292864</text:p>
          </table:table-cell>
          <table:table-cell table:style-name="ce12"/>
          <table:table-cell table:style-name="ce5" table:formula="of:=DEC2HEX([.G34])" office:value-type="string" office:string-value="48FFF" calcext:value-type="string">
            <text:p>48FFF</text:p>
          </table:table-cell>
          <table:table-cell table:style-name="ce5" table:formula="of:=DEC2OCT([.G34])" office:value-type="string" office:string-value="1107777" calcext:value-type="string">
            <text:p>1107777</text:p>
          </table:table-cell>
          <table:table-cell table:style-name="ce5" table:formula="of:=[.C34]+[.I34]-1" office:value-type="float" office:value="299007" calcext:value-type="float">
            <text:p>299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1"/>
        </table:table-row>
        <table:table-row table:style-name="ro3">
          <table:table-cell table:style-name="ce5" table:formula="of:=DEC2HEX([.C35])" office:value-type="string" office:string-value="49000" calcext:value-type="string">
            <text:p>49000</text:p>
          </table:table-cell>
          <table:table-cell table:style-name="ce5" table:formula="of:=DEC2OCT([.C35])" office:value-type="string" office:string-value="1110000" calcext:value-type="string">
            <text:p>1110000</text:p>
          </table:table-cell>
          <table:table-cell table:style-name="ce5" table:formula="of:=[.C34]+[.I34]" office:value-type="float" office:value="299008" calcext:value-type="float">
            <text:p>299008</text:p>
          </table:table-cell>
          <table:table-cell table:style-name="ce12"/>
          <table:table-cell table:style-name="ce5" table:formula="of:=DEC2HEX([.G35])" office:value-type="string" office:string-value="4A7FF" calcext:value-type="string">
            <text:p>4A7FF</text:p>
          </table:table-cell>
          <table:table-cell table:style-name="ce5" table:formula="of:=DEC2OCT([.G35])" office:value-type="string" office:string-value="1123777" calcext:value-type="string">
            <text:p>1123777</text:p>
          </table:table-cell>
          <table:table-cell table:style-name="ce5" table:formula="of:=[.C35]+[.I35]-1" office:value-type="float" office:value="305151" calcext:value-type="float">
            <text:p>305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1"/>
        </table:table-row>
        <table:table-row table:style-name="ro3">
          <table:table-cell table:style-name="ce19" table:formula="of:=DEC2HEX([.C36])" office:value-type="string" office:string-value="4A800" calcext:value-type="string">
            <text:p>4A800</text:p>
          </table:table-cell>
          <table:table-cell table:style-name="ce19" table:formula="of:=DEC2OCT([.C36])" office:value-type="string" office:string-value="1124000" calcext:value-type="string">
            <text:p>1124000</text:p>
          </table:table-cell>
          <table:table-cell table:style-name="ce19" table:formula="of:=[.C35]+[.I35]" office:value-type="float" office:value="305152" calcext:value-type="float">
            <text:p>305152</text:p>
          </table:table-cell>
          <table:table-cell table:style-name="ce27"/>
          <table:table-cell table:style-name="ce19" table:formula="of:=DEC2HEX([.G36])" office:value-type="string" office:string-value="4BFFF" calcext:value-type="string">
            <text:p>4BFFF</text:p>
          </table:table-cell>
          <table:table-cell table:style-name="ce19" table:formula="of:=DEC2OCT([.G36])" office:value-type="string" office:string-value="1137777" calcext:value-type="string">
            <text:p>1137777</text:p>
          </table:table-cell>
          <table:table-cell table:style-name="ce19" table:formula="of:=[.C36]+[.I36]-1" office:value-type="float" office:value="311295" calcext:value-type="float">
            <text:p>311295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1"/>
        </table:table-row>
        <table:table-row table:style-name="ro3">
          <table:table-cell table:style-name="ce19" table:formula="of:=DEC2HEX([.C37])" office:value-type="string" office:string-value="4C000" calcext:value-type="string">
            <text:p>4C000</text:p>
          </table:table-cell>
          <table:table-cell table:style-name="ce19" table:formula="of:=DEC2OCT([.C37])" office:value-type="string" office:string-value="1140000" calcext:value-type="string">
            <text:p>1140000</text:p>
          </table:table-cell>
          <table:table-cell table:style-name="ce19" table:formula="of:=[.G36]+1" office:value-type="float" office:value="311296" calcext:value-type="float">
            <text:p>311296</text:p>
          </table:table-cell>
          <table:table-cell table:style-name="ce27"/>
          <table:table-cell table:style-name="ce19" table:formula="of:=DEC2HEX([.G37])" office:value-type="string" office:string-value="6BFFF" calcext:value-type="string">
            <text:p>6BFFF</text:p>
          </table:table-cell>
          <table:table-cell table:style-name="ce19" table:formula="of:=DEC2OCT([.G37])" office:value-type="string" office:string-value="1537777" calcext:value-type="string">
            <text:p>1537777</text:p>
          </table:table-cell>
          <table:table-cell table:style-name="ce19" table:formula="of:=[.C37]+[.I37]-1" office:value-type="float" office:value="442367" calcext:value-type="float">
            <text:p>442367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38])" office:value-type="string" office:string-value="6C000" calcext:value-type="string">
            <text:p>6C000</text:p>
          </table:table-cell>
          <table:table-cell table:style-name="ce5" table:formula="of:=DEC2OCT([.C38])" office:value-type="string" office:string-value="1540000" calcext:value-type="string">
            <text:p>1540000</text:p>
          </table:table-cell>
          <table:table-cell table:style-name="ce5" table:formula="of:=[.G37]+1" office:value-type="float" office:value="442368" calcext:value-type="float">
            <text:p>442368</text:p>
          </table:table-cell>
          <table:table-cell table:style-name="ce12"/>
          <table:table-cell table:style-name="ce5" table:formula="of:=DEC2HEX([.G38])" office:value-type="string" office:string-value="6CFFF" calcext:value-type="string">
            <text:p>6CFFF</text:p>
          </table:table-cell>
          <table:table-cell table:style-name="ce5" table:formula="of:=DEC2OCT([.G38])" office:value-type="string" office:string-value="1547777" calcext:value-type="string">
            <text:p>1547777</text:p>
          </table:table-cell>
          <table:table-cell table:style-name="ce5" table:formula="of:=[.C38]+[.I38]-1" office:value-type="float" office:value="446463" calcext:value-type="float">
            <text:p>44646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19" table:formula="of:=DEC2HEX([.C39])" office:value-type="string" office:string-value="6D000" calcext:value-type="string">
            <text:p>6D000</text:p>
          </table:table-cell>
          <table:table-cell table:style-name="ce19" table:formula="of:=DEC2OCT([.C39])" office:value-type="string" office:string-value="1550000" calcext:value-type="string">
            <text:p>1550000</text:p>
          </table:table-cell>
          <table:table-cell table:style-name="ce19" table:formula="of:=[.G38]+1" office:value-type="float" office:value="446464" calcext:value-type="float">
            <text:p>446464</text:p>
          </table:table-cell>
          <table:table-cell table:style-name="ce27"/>
          <table:table-cell table:style-name="ce19" table:formula="of:=DEC2HEX([.G39])" office:value-type="string" office:string-value="6DFFF" calcext:value-type="string">
            <text:p>6DFFF</text:p>
          </table:table-cell>
          <table:table-cell table:style-name="ce19" table:formula="of:=DEC2OCT([.G39])" office:value-type="string" office:string-value="1557777" calcext:value-type="string">
            <text:p>1557777</text:p>
          </table:table-cell>
          <table:table-cell table:style-name="ce19" table:formula="of:=[.C39]+[.I39]-1" office:value-type="float" office:value="450559" calcext:value-type="float">
            <text:p>450559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1"/>
        </table:table-row>
        <table:table-row table:style-name="ro3">
          <table:table-cell table:style-name="ce5" table:formula="of:=DEC2HEX([.C40])" office:value-type="string" office:string-value="6E000" calcext:value-type="string">
            <text:p>6E000</text:p>
          </table:table-cell>
          <table:table-cell table:style-name="ce5" table:formula="of:=DEC2OCT([.C40])" office:value-type="string" office:string-value="1560000" calcext:value-type="string">
            <text:p>1560000</text:p>
          </table:table-cell>
          <table:table-cell table:style-name="ce5" table:formula="of:=[.G39]+1" office:value-type="float" office:value="450560" calcext:value-type="float">
            <text:p>450560</text:p>
          </table:table-cell>
          <table:table-cell table:style-name="ce12"/>
          <table:table-cell table:style-name="ce5" table:formula="of:=DEC2HEX([.G40])" office:value-type="string" office:string-value="6E7FF" calcext:value-type="string">
            <text:p>6E7FF</text:p>
          </table:table-cell>
          <table:table-cell table:style-name="ce5" table:formula="of:=DEC2OCT([.G40])" office:value-type="string" office:string-value="1563777" calcext:value-type="string">
            <text:p>1563777</text:p>
          </table:table-cell>
          <table:table-cell table:style-name="ce5" table:formula="of:=[.C40]+[.I40]-1" office:value-type="float" office:value="452607" calcext:value-type="float">
            <text:p>45260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1"/>
        </table:table-row>
        <table:table-row table:style-name="ro3">
          <table:table-cell table:style-name="ce5" table:formula="of:=DEC2HEX([.C41])" office:value-type="string" office:string-value="6E800" calcext:value-type="string">
            <text:p>6E800</text:p>
          </table:table-cell>
          <table:table-cell table:style-name="ce5" table:formula="of:=DEC2OCT([.C41])" office:value-type="string" office:string-value="1564000" calcext:value-type="string">
            <text:p>1564000</text:p>
          </table:table-cell>
          <table:table-cell table:style-name="ce5" table:formula="of:=[.G40]+1" office:value-type="float" office:value="452608" calcext:value-type="float">
            <text:p>452608</text:p>
          </table:table-cell>
          <table:table-cell table:style-name="ce12"/>
          <table:table-cell table:style-name="ce5" table:formula="of:=DEC2HEX([.G41])" office:value-type="string" office:string-value="6EFFF" calcext:value-type="string">
            <text:p>6EFFF</text:p>
          </table:table-cell>
          <table:table-cell table:style-name="ce5" table:formula="of:=DEC2OCT([.G41])" office:value-type="string" office:string-value="1567777" calcext:value-type="string">
            <text:p>1567777</text:p>
          </table:table-cell>
          <table:table-cell table:style-name="ce5" table:formula="of:=[.C41]+[.I41]-1" office:value-type="float" office:value="454655" calcext:value-type="float">
            <text:p>45465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1"/>
        </table:table-row>
        <table:table-row table:style-name="ro3">
          <table:table-cell table:style-name="ce5" table:formula="of:=DEC2HEX([.C42])" office:value-type="string" office:string-value="6F000" calcext:value-type="string">
            <text:p>6F000</text:p>
          </table:table-cell>
          <table:table-cell table:style-name="ce5" table:formula="of:=DEC2OCT([.C42])" office:value-type="string" office:string-value="1570000" calcext:value-type="string">
            <text:p>1570000</text:p>
          </table:table-cell>
          <table:table-cell table:style-name="ce5" table:formula="of:=[.G41]+1" office:value-type="float" office:value="454656" calcext:value-type="float">
            <text:p>454656</text:p>
          </table:table-cell>
          <table:table-cell table:style-name="ce12"/>
          <table:table-cell table:style-name="ce5" table:formula="of:=DEC2HEX([.G42])" office:value-type="string" office:string-value="6F7FF" calcext:value-type="string">
            <text:p>6F7FF</text:p>
          </table:table-cell>
          <table:table-cell table:style-name="ce5" table:formula="of:=DEC2OCT([.G42])" office:value-type="string" office:string-value="1573777" calcext:value-type="string">
            <text:p>1573777</text:p>
          </table:table-cell>
          <table:table-cell table:style-name="ce5" table:formula="of:=[.C42]+[.I42]-1" office:value-type="float" office:value="456703" calcext:value-type="float">
            <text:p>45670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1"/>
        </table:table-row>
        <table:table-row table:style-name="ro3">
          <table:table-cell table:style-name="ce5" table:formula="of:=DEC2HEX([.C43])" office:value-type="string" office:string-value="6F800" calcext:value-type="string">
            <text:p>6F800</text:p>
          </table:table-cell>
          <table:table-cell table:style-name="ce5" table:formula="of:=DEC2OCT([.C43])" office:value-type="string" office:string-value="1574000" calcext:value-type="string">
            <text:p>1574000</text:p>
          </table:table-cell>
          <table:table-cell table:style-name="ce5" table:formula="of:=[.G42]+1" office:value-type="float" office:value="456704" calcext:value-type="float">
            <text:p>456704</text:p>
          </table:table-cell>
          <table:table-cell table:style-name="ce12"/>
          <table:table-cell table:style-name="ce5" table:formula="of:=DEC2HEX([.G43])" office:value-type="string" office:string-value="6FFFF" calcext:value-type="string">
            <text:p>6FFFF</text:p>
          </table:table-cell>
          <table:table-cell table:style-name="ce5" table:formula="of:=DEC2OCT([.G43])" office:value-type="string" office:string-value="1577777" calcext:value-type="string">
            <text:p>1577777</text:p>
          </table:table-cell>
          <table:table-cell table:style-name="ce5" table:formula="of:=[.C43]+[.I43]-1" office:value-type="float" office:value="458751" calcext:value-type="float">
            <text:p>45875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1"/>
        </table:table-row>
        <table:table-row table:style-name="ro3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45])" office:value-type="string" office:string-value="80000" calcext:value-type="string">
            <text:p>80000</text:p>
          </table:table-cell>
          <table:table-cell table:style-name="ce5" table:formula="of:=DEC2OCT([.C45])" office:value-type="string" office:string-value="2000000" calcext:value-type="string">
            <text:p>2000000</text:p>
          </table:table-cell>
          <table:table-cell table:style-name="ce5" table:formula="of:=[.C29]+262144" office:value-type="float" office:value="524288" calcext:value-type="float">
            <text:p>524288</text:p>
          </table:table-cell>
          <table:table-cell table:style-name="ce12"/>
          <table:table-cell table:style-name="ce5" table:formula="of:=DEC2HEX([.G45])" office:value-type="string" office:string-value="817FF" calcext:value-type="string">
            <text:p>817FF</text:p>
          </table:table-cell>
          <table:table-cell table:style-name="ce5" table:formula="of:=DEC2OCT([.G45])" office:value-type="string" office:string-value="2013777" calcext:value-type="string">
            <text:p>2013777</text:p>
          </table:table-cell>
          <table:table-cell table:style-name="ce5" table:formula="of:=[.C45]+[.I45]-1" office:value-type="float" office:value="530431" calcext:value-type="float">
            <text:p>530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1"/>
        </table:table-row>
        <table:table-row table:style-name="ro3">
          <table:table-cell table:style-name="ce5" table:formula="of:=DEC2HEX([.C46])" office:value-type="string" office:string-value="81800" calcext:value-type="string">
            <text:p>81800</text:p>
          </table:table-cell>
          <table:table-cell table:style-name="ce5" table:formula="of:=DEC2OCT([.C46])" office:value-type="string" office:string-value="2014000" calcext:value-type="string">
            <text:p>2014000</text:p>
          </table:table-cell>
          <table:table-cell table:style-name="ce5" table:formula="of:=[.C45]+[.I45]" office:value-type="float" office:value="530432" calcext:value-type="float">
            <text:p>530432</text:p>
          </table:table-cell>
          <table:table-cell table:style-name="ce12"/>
          <table:table-cell table:style-name="ce5" table:formula="of:=DEC2HEX([.G46])" office:value-type="string" office:string-value="82FFF" calcext:value-type="string">
            <text:p>82FFF</text:p>
          </table:table-cell>
          <table:table-cell table:style-name="ce5" table:formula="of:=DEC2OCT([.G46])" office:value-type="string" office:string-value="2027777" calcext:value-type="string">
            <text:p>2027777</text:p>
          </table:table-cell>
          <table:table-cell table:style-name="ce5" table:formula="of:=[.C46]+[.I46]-1" office:value-type="float" office:value="536575" calcext:value-type="float">
            <text:p>536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1"/>
        </table:table-row>
        <table:table-row table:style-name="ro3">
          <table:table-cell table:style-name="ce5" table:formula="of:=DEC2HEX([.C47])" office:value-type="string" office:string-value="83000" calcext:value-type="string">
            <text:p>83000</text:p>
          </table:table-cell>
          <table:table-cell table:style-name="ce5" table:formula="of:=DEC2OCT([.C47])" office:value-type="string" office:string-value="2030000" calcext:value-type="string">
            <text:p>2030000</text:p>
          </table:table-cell>
          <table:table-cell table:style-name="ce5" table:formula="of:=[.C46]+[.I46]" office:value-type="float" office:value="536576" calcext:value-type="float">
            <text:p>536576</text:p>
          </table:table-cell>
          <table:table-cell table:style-name="ce12"/>
          <table:table-cell table:style-name="ce5" table:formula="of:=DEC2HEX([.G47])" office:value-type="string" office:string-value="847FF" calcext:value-type="string">
            <text:p>847FF</text:p>
          </table:table-cell>
          <table:table-cell table:style-name="ce5" table:formula="of:=DEC2OCT([.G47])" office:value-type="string" office:string-value="2043777" calcext:value-type="string">
            <text:p>2043777</text:p>
          </table:table-cell>
          <table:table-cell table:style-name="ce5" table:formula="of:=[.C47]+[.I47]-1" office:value-type="float" office:value="542719" calcext:value-type="float">
            <text:p>542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1"/>
        </table:table-row>
        <table:table-row table:style-name="ro3">
          <table:table-cell table:style-name="ce5" table:formula="of:=DEC2HEX([.C48])" office:value-type="string" office:string-value="84800" calcext:value-type="string">
            <text:p>84800</text:p>
          </table:table-cell>
          <table:table-cell table:style-name="ce5" table:formula="of:=DEC2OCT([.C48])" office:value-type="string" office:string-value="2044000" calcext:value-type="string">
            <text:p>2044000</text:p>
          </table:table-cell>
          <table:table-cell table:style-name="ce5" table:formula="of:=[.C47]+[.I47]" office:value-type="float" office:value="542720" calcext:value-type="float">
            <text:p>542720</text:p>
          </table:table-cell>
          <table:table-cell table:style-name="ce12"/>
          <table:table-cell table:style-name="ce5" table:formula="of:=DEC2HEX([.G48])" office:value-type="string" office:string-value="85FFF" calcext:value-type="string">
            <text:p>85FFF</text:p>
          </table:table-cell>
          <table:table-cell table:style-name="ce5" table:formula="of:=DEC2OCT([.G48])" office:value-type="string" office:string-value="2057777" calcext:value-type="string">
            <text:p>2057777</text:p>
          </table:table-cell>
          <table:table-cell table:style-name="ce5" table:formula="of:=[.C48]+[.I48]-1" office:value-type="float" office:value="548863" calcext:value-type="float">
            <text:p>548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1"/>
        </table:table-row>
        <table:table-row table:style-name="ro3">
          <table:table-cell table:style-name="ce5" table:formula="of:=DEC2HEX([.C49])" office:value-type="string" office:string-value="86000" calcext:value-type="string">
            <text:p>86000</text:p>
          </table:table-cell>
          <table:table-cell table:style-name="ce5" table:formula="of:=DEC2OCT([.C49])" office:value-type="string" office:string-value="2060000" calcext:value-type="string">
            <text:p>2060000</text:p>
          </table:table-cell>
          <table:table-cell table:style-name="ce5" table:formula="of:=[.C48]+[.I48]" office:value-type="float" office:value="548864" calcext:value-type="float">
            <text:p>548864</text:p>
          </table:table-cell>
          <table:table-cell table:style-name="ce12"/>
          <table:table-cell table:style-name="ce5" table:formula="of:=DEC2HEX([.G49])" office:value-type="string" office:string-value="877FF" calcext:value-type="string">
            <text:p>877FF</text:p>
          </table:table-cell>
          <table:table-cell table:style-name="ce5" table:formula="of:=DEC2OCT([.G49])" office:value-type="string" office:string-value="2073777" calcext:value-type="string">
            <text:p>2073777</text:p>
          </table:table-cell>
          <table:table-cell table:style-name="ce5" table:formula="of:=[.C49]+[.I49]-1" office:value-type="float" office:value="555007" calcext:value-type="float">
            <text:p>555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1"/>
        </table:table-row>
        <table:table-row table:style-name="ro3">
          <table:table-cell table:style-name="ce5" table:formula="of:=DEC2HEX([.C50])" office:value-type="string" office:string-value="87800" calcext:value-type="string">
            <text:p>87800</text:p>
          </table:table-cell>
          <table:table-cell table:style-name="ce5" table:formula="of:=DEC2OCT([.C50])" office:value-type="string" office:string-value="2074000" calcext:value-type="string">
            <text:p>2074000</text:p>
          </table:table-cell>
          <table:table-cell table:style-name="ce5" table:formula="of:=[.C49]+[.I49]" office:value-type="float" office:value="555008" calcext:value-type="float">
            <text:p>555008</text:p>
          </table:table-cell>
          <table:table-cell table:style-name="ce12"/>
          <table:table-cell table:style-name="ce5" table:formula="of:=DEC2HEX([.G50])" office:value-type="string" office:string-value="88FFF" calcext:value-type="string">
            <text:p>88FFF</text:p>
          </table:table-cell>
          <table:table-cell table:style-name="ce5" table:formula="of:=DEC2OCT([.G50])" office:value-type="string" office:string-value="2107777" calcext:value-type="string">
            <text:p>2107777</text:p>
          </table:table-cell>
          <table:table-cell table:style-name="ce5" table:formula="of:=[.C50]+[.I50]-1" office:value-type="float" office:value="561151" calcext:value-type="float">
            <text:p>561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1"/>
        </table:table-row>
        <table:table-row table:style-name="ro3">
          <table:table-cell table:style-name="ce5" table:formula="of:=DEC2HEX([.C51])" office:value-type="string" office:string-value="89000" calcext:value-type="string">
            <text:p>89000</text:p>
          </table:table-cell>
          <table:table-cell table:style-name="ce5" table:formula="of:=DEC2OCT([.C51])" office:value-type="string" office:string-value="2110000" calcext:value-type="string">
            <text:p>2110000</text:p>
          </table:table-cell>
          <table:table-cell table:style-name="ce5" table:formula="of:=[.C50]+[.I50]" office:value-type="float" office:value="561152" calcext:value-type="float">
            <text:p>561152</text:p>
          </table:table-cell>
          <table:table-cell table:style-name="ce12"/>
          <table:table-cell table:style-name="ce5" table:formula="of:=DEC2HEX([.G51])" office:value-type="string" office:string-value="8A7FF" calcext:value-type="string">
            <text:p>8A7FF</text:p>
          </table:table-cell>
          <table:table-cell table:style-name="ce5" table:formula="of:=DEC2OCT([.G51])" office:value-type="string" office:string-value="2123777" calcext:value-type="string">
            <text:p>2123777</text:p>
          </table:table-cell>
          <table:table-cell table:style-name="ce5" table:formula="of:=[.C51]+[.I51]-1" office:value-type="float" office:value="567295" calcext:value-type="float">
            <text:p>5672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1"/>
        </table:table-row>
        <table:table-row table:style-name="ro3">
          <table:table-cell table:style-name="ce19" table:formula="of:=DEC2HEX([.C52])" office:value-type="string" office:string-value="8A800" calcext:value-type="string">
            <text:p>8A800</text:p>
          </table:table-cell>
          <table:table-cell table:style-name="ce19" table:formula="of:=DEC2OCT([.C52])" office:value-type="string" office:string-value="2124000" calcext:value-type="string">
            <text:p>2124000</text:p>
          </table:table-cell>
          <table:table-cell table:style-name="ce19" table:formula="of:=[.C51]+[.I51]" office:value-type="float" office:value="567296" calcext:value-type="float">
            <text:p>567296</text:p>
          </table:table-cell>
          <table:table-cell table:style-name="ce27"/>
          <table:table-cell table:style-name="ce19" table:formula="of:=DEC2HEX([.G52])" office:value-type="string" office:string-value="8BFFF" calcext:value-type="string">
            <text:p>8BFFF</text:p>
          </table:table-cell>
          <table:table-cell table:style-name="ce19" table:formula="of:=DEC2OCT([.G52])" office:value-type="string" office:string-value="2137777" calcext:value-type="string">
            <text:p>2137777</text:p>
          </table:table-cell>
          <table:table-cell table:style-name="ce19" table:formula="of:=[.C52]+[.I52]-1" office:value-type="float" office:value="573439" calcext:value-type="float">
            <text:p>573439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1"/>
        </table:table-row>
        <table:table-row table:style-name="ro3">
          <table:table-cell table:style-name="ce19" table:formula="of:=DEC2HEX([.C53])" office:value-type="string" office:string-value="8C000" calcext:value-type="string">
            <text:p>8C000</text:p>
          </table:table-cell>
          <table:table-cell table:style-name="ce19" table:formula="of:=DEC2OCT([.C53])" office:value-type="string" office:string-value="2140000" calcext:value-type="string">
            <text:p>2140000</text:p>
          </table:table-cell>
          <table:table-cell table:style-name="ce19" table:formula="of:=[.G52]+1" office:value-type="float" office:value="573440" calcext:value-type="float">
            <text:p>573440</text:p>
          </table:table-cell>
          <table:table-cell table:style-name="ce27"/>
          <table:table-cell table:style-name="ce19" table:formula="of:=DEC2HEX([.G53])" office:value-type="string" office:string-value="ABFFF" calcext:value-type="string">
            <text:p>ABFFF</text:p>
          </table:table-cell>
          <table:table-cell table:style-name="ce19" table:formula="of:=DEC2OCT([.G53])" office:value-type="string" office:string-value="2537777" calcext:value-type="string">
            <text:p>2537777</text:p>
          </table:table-cell>
          <table:table-cell table:style-name="ce19" table:formula="of:=[.C53]+[.I53]-1" office:value-type="float" office:value="704511" calcext:value-type="float">
            <text:p>704511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54])" office:value-type="string" office:string-value="AC000" calcext:value-type="string">
            <text:p>AC000</text:p>
          </table:table-cell>
          <table:table-cell table:style-name="ce5" table:formula="of:=DEC2OCT([.C54])" office:value-type="string" office:string-value="2540000" calcext:value-type="string">
            <text:p>2540000</text:p>
          </table:table-cell>
          <table:table-cell table:style-name="ce5" table:formula="of:=[.G53]+1" office:value-type="float" office:value="704512" calcext:value-type="float">
            <text:p>704512</text:p>
          </table:table-cell>
          <table:table-cell table:style-name="ce12"/>
          <table:table-cell table:style-name="ce5" table:formula="of:=DEC2HEX([.G54])" office:value-type="string" office:string-value="ACFFF" calcext:value-type="string">
            <text:p>ACFFF</text:p>
          </table:table-cell>
          <table:table-cell table:style-name="ce5" table:formula="of:=DEC2OCT([.G54])" office:value-type="string" office:string-value="2547777" calcext:value-type="string">
            <text:p>2547777</text:p>
          </table:table-cell>
          <table:table-cell table:style-name="ce5" table:formula="of:=[.C54]+[.I54]-1" office:value-type="float" office:value="708607" calcext:value-type="float">
            <text:p>70860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19" table:formula="of:=DEC2HEX([.C55])" office:value-type="string" office:string-value="AD000" calcext:value-type="string">
            <text:p>AD000</text:p>
          </table:table-cell>
          <table:table-cell table:style-name="ce19" table:formula="of:=DEC2OCT([.C55])" office:value-type="string" office:string-value="2550000" calcext:value-type="string">
            <text:p>2550000</text:p>
          </table:table-cell>
          <table:table-cell table:style-name="ce19" table:formula="of:=[.G54]+1" office:value-type="float" office:value="708608" calcext:value-type="float">
            <text:p>708608</text:p>
          </table:table-cell>
          <table:table-cell table:style-name="ce27"/>
          <table:table-cell table:style-name="ce19" table:formula="of:=DEC2HEX([.G55])" office:value-type="string" office:string-value="ADFFF" calcext:value-type="string">
            <text:p>ADFFF</text:p>
          </table:table-cell>
          <table:table-cell table:style-name="ce19" table:formula="of:=DEC2OCT([.G55])" office:value-type="string" office:string-value="2557777" calcext:value-type="string">
            <text:p>2557777</text:p>
          </table:table-cell>
          <table:table-cell table:style-name="ce19" table:formula="of:=[.C55]+[.I55]-1" office:value-type="float" office:value="712703" calcext:value-type="float">
            <text:p>712703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1"/>
        </table:table-row>
        <table:table-row table:style-name="ro3">
          <table:table-cell table:style-name="ce5" table:formula="of:=DEC2HEX([.C56])" office:value-type="string" office:string-value="AE000" calcext:value-type="string">
            <text:p>AE000</text:p>
          </table:table-cell>
          <table:table-cell table:style-name="ce5" table:formula="of:=DEC2OCT([.C56])" office:value-type="string" office:string-value="2560000" calcext:value-type="string">
            <text:p>2560000</text:p>
          </table:table-cell>
          <table:table-cell table:style-name="ce5" table:formula="of:=[.G55]+1" office:value-type="float" office:value="712704" calcext:value-type="float">
            <text:p>712704</text:p>
          </table:table-cell>
          <table:table-cell table:style-name="ce12"/>
          <table:table-cell table:style-name="ce5" table:formula="of:=DEC2HEX([.G56])" office:value-type="string" office:string-value="AE7FF" calcext:value-type="string">
            <text:p>AE7FF</text:p>
          </table:table-cell>
          <table:table-cell table:style-name="ce5" table:formula="of:=DEC2OCT([.G56])" office:value-type="string" office:string-value="2563777" calcext:value-type="string">
            <text:p>2563777</text:p>
          </table:table-cell>
          <table:table-cell table:style-name="ce5" table:formula="of:=[.C56]+[.I56]-1" office:value-type="float" office:value="714751" calcext:value-type="float">
            <text:p>71475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1"/>
        </table:table-row>
        <table:table-row table:style-name="ro3">
          <table:table-cell table:style-name="ce5" table:formula="of:=DEC2HEX([.C57])" office:value-type="string" office:string-value="AE800" calcext:value-type="string">
            <text:p>AE800</text:p>
          </table:table-cell>
          <table:table-cell table:style-name="ce5" table:formula="of:=DEC2OCT([.C57])" office:value-type="string" office:string-value="2564000" calcext:value-type="string">
            <text:p>2564000</text:p>
          </table:table-cell>
          <table:table-cell table:style-name="ce5" table:formula="of:=[.G56]+1" office:value-type="float" office:value="714752" calcext:value-type="float">
            <text:p>714752</text:p>
          </table:table-cell>
          <table:table-cell table:style-name="ce12"/>
          <table:table-cell table:style-name="ce5" table:formula="of:=DEC2HEX([.G57])" office:value-type="string" office:string-value="AEFFF" calcext:value-type="string">
            <text:p>AEFFF</text:p>
          </table:table-cell>
          <table:table-cell table:style-name="ce5" table:formula="of:=DEC2OCT([.G57])" office:value-type="string" office:string-value="2567777" calcext:value-type="string">
            <text:p>2567777</text:p>
          </table:table-cell>
          <table:table-cell table:style-name="ce5" table:formula="of:=[.C57]+[.I57]-1" office:value-type="float" office:value="716799" calcext:value-type="float">
            <text:p>71679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1"/>
        </table:table-row>
        <table:table-row table:style-name="ro3">
          <table:table-cell table:style-name="ce5" table:formula="of:=DEC2HEX([.C58])" office:value-type="string" office:string-value="AF000" calcext:value-type="string">
            <text:p>AF000</text:p>
          </table:table-cell>
          <table:table-cell table:style-name="ce5" table:formula="of:=DEC2OCT([.C58])" office:value-type="string" office:string-value="2570000" calcext:value-type="string">
            <text:p>2570000</text:p>
          </table:table-cell>
          <table:table-cell table:style-name="ce5" table:formula="of:=[.G57]+1" office:value-type="float" office:value="716800" calcext:value-type="float">
            <text:p>716800</text:p>
          </table:table-cell>
          <table:table-cell table:style-name="ce12"/>
          <table:table-cell table:style-name="ce5" table:formula="of:=DEC2HEX([.G58])" office:value-type="string" office:string-value="AF7FF" calcext:value-type="string">
            <text:p>AF7FF</text:p>
          </table:table-cell>
          <table:table-cell table:style-name="ce5" table:formula="of:=DEC2OCT([.G58])" office:value-type="string" office:string-value="2573777" calcext:value-type="string">
            <text:p>2573777</text:p>
          </table:table-cell>
          <table:table-cell table:style-name="ce5" table:formula="of:=[.C58]+[.I58]-1" office:value-type="float" office:value="718847" calcext:value-type="float">
            <text:p>71884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1"/>
        </table:table-row>
        <table:table-row table:style-name="ro3">
          <table:table-cell table:style-name="ce5" table:formula="of:=DEC2HEX([.C59])" office:value-type="string" office:string-value="AF800" calcext:value-type="string">
            <text:p>AF800</text:p>
          </table:table-cell>
          <table:table-cell table:style-name="ce5" table:formula="of:=DEC2OCT([.C59])" office:value-type="string" office:string-value="2574000" calcext:value-type="string">
            <text:p>2574000</text:p>
          </table:table-cell>
          <table:table-cell table:style-name="ce5" table:formula="of:=[.G58]+1" office:value-type="float" office:value="718848" calcext:value-type="float">
            <text:p>718848</text:p>
          </table:table-cell>
          <table:table-cell table:style-name="ce12"/>
          <table:table-cell table:style-name="ce5" table:formula="of:=DEC2HEX([.G59])" office:value-type="string" office:string-value="AFFFF" calcext:value-type="string">
            <text:p>AFFFF</text:p>
          </table:table-cell>
          <table:table-cell table:style-name="ce5" table:formula="of:=DEC2OCT([.G59])" office:value-type="string" office:string-value="2577777" calcext:value-type="string">
            <text:p>2577777</text:p>
          </table:table-cell>
          <table:table-cell table:style-name="ce5" table:formula="of:=[.C59]+[.I59]-1" office:value-type="float" office:value="720895" calcext:value-type="float">
            <text:p>72089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61])" office:value-type="string" office:string-value="C0000" calcext:value-type="string">
            <text:p>C0000</text:p>
          </table:table-cell>
          <table:table-cell table:style-name="ce5" table:formula="of:=DEC2OCT([.C61])" office:value-type="string" office:string-value="3000000" calcext:value-type="string">
            <text:p>3000000</text:p>
          </table:table-cell>
          <table:table-cell table:style-name="ce5" table:formula="of:=[.C45]+262144" office:value-type="float" office:value="786432" calcext:value-type="float">
            <text:p>786432</text:p>
          </table:table-cell>
          <table:table-cell table:style-name="ce12"/>
          <table:table-cell table:style-name="ce5" table:formula="of:=DEC2HEX([.G61])" office:value-type="string" office:string-value="C17FF" calcext:value-type="string">
            <text:p>C17FF</text:p>
          </table:table-cell>
          <table:table-cell table:style-name="ce5" table:formula="of:=DEC2OCT([.G61])" office:value-type="string" office:string-value="3013777" calcext:value-type="string">
            <text:p>3013777</text:p>
          </table:table-cell>
          <table:table-cell table:style-name="ce5" table:formula="of:=[.C61]+[.I61]-1" office:value-type="float" office:value="792575" calcext:value-type="float">
            <text:p>792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1"/>
        </table:table-row>
        <table:table-row table:style-name="ro3">
          <table:table-cell table:style-name="ce5" table:formula="of:=DEC2HEX([.C62])" office:value-type="string" office:string-value="C1800" calcext:value-type="string">
            <text:p>C1800</text:p>
          </table:table-cell>
          <table:table-cell table:style-name="ce5" table:formula="of:=DEC2OCT([.C62])" office:value-type="string" office:string-value="3014000" calcext:value-type="string">
            <text:p>3014000</text:p>
          </table:table-cell>
          <table:table-cell table:style-name="ce5" table:formula="of:=[.C61]+[.I61]" office:value-type="float" office:value="792576" calcext:value-type="float">
            <text:p>792576</text:p>
          </table:table-cell>
          <table:table-cell table:style-name="ce12"/>
          <table:table-cell table:style-name="ce5" table:formula="of:=DEC2HEX([.G62])" office:value-type="string" office:string-value="C2FFF" calcext:value-type="string">
            <text:p>C2FFF</text:p>
          </table:table-cell>
          <table:table-cell table:style-name="ce5" table:formula="of:=DEC2OCT([.G62])" office:value-type="string" office:string-value="3027777" calcext:value-type="string">
            <text:p>3027777</text:p>
          </table:table-cell>
          <table:table-cell table:style-name="ce5" table:formula="of:=[.C62]+[.I62]-1" office:value-type="float" office:value="798719" calcext:value-type="float">
            <text:p>798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1"/>
        </table:table-row>
        <table:table-row table:style-name="ro3">
          <table:table-cell table:style-name="ce5" table:formula="of:=DEC2HEX([.C63])" office:value-type="string" office:string-value="C3000" calcext:value-type="string">
            <text:p>C3000</text:p>
          </table:table-cell>
          <table:table-cell table:style-name="ce5" table:formula="of:=DEC2OCT([.C63])" office:value-type="string" office:string-value="3030000" calcext:value-type="string">
            <text:p>3030000</text:p>
          </table:table-cell>
          <table:table-cell table:style-name="ce5" table:formula="of:=[.C62]+[.I62]" office:value-type="float" office:value="798720" calcext:value-type="float">
            <text:p>798720</text:p>
          </table:table-cell>
          <table:table-cell table:style-name="ce12"/>
          <table:table-cell table:style-name="ce5" table:formula="of:=DEC2HEX([.G63])" office:value-type="string" office:string-value="C47FF" calcext:value-type="string">
            <text:p>C47FF</text:p>
          </table:table-cell>
          <table:table-cell table:style-name="ce5" table:formula="of:=DEC2OCT([.G63])" office:value-type="string" office:string-value="3043777" calcext:value-type="string">
            <text:p>3043777</text:p>
          </table:table-cell>
          <table:table-cell table:style-name="ce5" table:formula="of:=[.C63]+[.I63]-1" office:value-type="float" office:value="804863" calcext:value-type="float">
            <text:p>804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1"/>
        </table:table-row>
        <table:table-row table:style-name="ro3">
          <table:table-cell table:style-name="ce5" table:formula="of:=DEC2HEX([.C64])" office:value-type="string" office:string-value="C4800" calcext:value-type="string">
            <text:p>C4800</text:p>
          </table:table-cell>
          <table:table-cell table:style-name="ce5" table:formula="of:=DEC2OCT([.C64])" office:value-type="string" office:string-value="3044000" calcext:value-type="string">
            <text:p>3044000</text:p>
          </table:table-cell>
          <table:table-cell table:style-name="ce5" table:formula="of:=[.C63]+[.I63]" office:value-type="float" office:value="804864" calcext:value-type="float">
            <text:p>804864</text:p>
          </table:table-cell>
          <table:table-cell table:style-name="ce12"/>
          <table:table-cell table:style-name="ce5" table:formula="of:=DEC2HEX([.G64])" office:value-type="string" office:string-value="C5FFF" calcext:value-type="string">
            <text:p>C5FFF</text:p>
          </table:table-cell>
          <table:table-cell table:style-name="ce5" table:formula="of:=DEC2OCT([.G64])" office:value-type="string" office:string-value="3057777" calcext:value-type="string">
            <text:p>3057777</text:p>
          </table:table-cell>
          <table:table-cell table:style-name="ce5" table:formula="of:=[.C64]+[.I64]-1" office:value-type="float" office:value="811007" calcext:value-type="float">
            <text:p>811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1"/>
        </table:table-row>
        <table:table-row table:style-name="ro3">
          <table:table-cell table:style-name="ce5" table:formula="of:=DEC2HEX([.C65])" office:value-type="string" office:string-value="C6000" calcext:value-type="string">
            <text:p>C6000</text:p>
          </table:table-cell>
          <table:table-cell table:style-name="ce5" table:formula="of:=DEC2OCT([.C65])" office:value-type="string" office:string-value="3060000" calcext:value-type="string">
            <text:p>3060000</text:p>
          </table:table-cell>
          <table:table-cell table:style-name="ce5" table:formula="of:=[.C64]+[.I64]" office:value-type="float" office:value="811008" calcext:value-type="float">
            <text:p>811008</text:p>
          </table:table-cell>
          <table:table-cell table:style-name="ce12"/>
          <table:table-cell table:style-name="ce5" table:formula="of:=DEC2HEX([.G65])" office:value-type="string" office:string-value="C77FF" calcext:value-type="string">
            <text:p>C77FF</text:p>
          </table:table-cell>
          <table:table-cell table:style-name="ce5" table:formula="of:=DEC2OCT([.G65])" office:value-type="string" office:string-value="3073777" calcext:value-type="string">
            <text:p>3073777</text:p>
          </table:table-cell>
          <table:table-cell table:style-name="ce5" table:formula="of:=[.C65]+[.I65]-1" office:value-type="float" office:value="817151" calcext:value-type="float">
            <text:p>817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1"/>
        </table:table-row>
        <table:table-row table:style-name="ro3">
          <table:table-cell table:style-name="ce5" table:formula="of:=DEC2HEX([.C66])" office:value-type="string" office:string-value="C7800" calcext:value-type="string">
            <text:p>C7800</text:p>
          </table:table-cell>
          <table:table-cell table:style-name="ce5" table:formula="of:=DEC2OCT([.C66])" office:value-type="string" office:string-value="3074000" calcext:value-type="string">
            <text:p>3074000</text:p>
          </table:table-cell>
          <table:table-cell table:style-name="ce5" table:formula="of:=[.C65]+[.I65]" office:value-type="float" office:value="817152" calcext:value-type="float">
            <text:p>817152</text:p>
          </table:table-cell>
          <table:table-cell table:style-name="ce12"/>
          <table:table-cell table:style-name="ce5" table:formula="of:=DEC2HEX([.G66])" office:value-type="string" office:string-value="C8FFF" calcext:value-type="string">
            <text:p>C8FFF</text:p>
          </table:table-cell>
          <table:table-cell table:style-name="ce5" table:formula="of:=DEC2OCT([.G66])" office:value-type="string" office:string-value="3107777" calcext:value-type="string">
            <text:p>3107777</text:p>
          </table:table-cell>
          <table:table-cell table:style-name="ce5" table:formula="of:=[.C66]+[.I66]-1" office:value-type="float" office:value="823295" calcext:value-type="float">
            <text:p>8232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1"/>
        </table:table-row>
        <table:table-row table:style-name="ro3">
          <table:table-cell table:style-name="ce5" table:formula="of:=DEC2HEX([.C67])" office:value-type="string" office:string-value="C9000" calcext:value-type="string">
            <text:p>C9000</text:p>
          </table:table-cell>
          <table:table-cell table:style-name="ce5" table:formula="of:=DEC2OCT([.C67])" office:value-type="string" office:string-value="3110000" calcext:value-type="string">
            <text:p>3110000</text:p>
          </table:table-cell>
          <table:table-cell table:style-name="ce5" table:formula="of:=[.C66]+[.I66]" office:value-type="float" office:value="823296" calcext:value-type="float">
            <text:p>823296</text:p>
          </table:table-cell>
          <table:table-cell table:style-name="ce12"/>
          <table:table-cell table:style-name="ce5" table:formula="of:=DEC2HEX([.G67])" office:value-type="string" office:string-value="CA7FF" calcext:value-type="string">
            <text:p>CA7FF</text:p>
          </table:table-cell>
          <table:table-cell table:style-name="ce5" table:formula="of:=DEC2OCT([.G67])" office:value-type="string" office:string-value="3123777" calcext:value-type="string">
            <text:p>3123777</text:p>
          </table:table-cell>
          <table:table-cell table:style-name="ce5" table:formula="of:=[.C67]+[.I67]-1" office:value-type="float" office:value="829439" calcext:value-type="float">
            <text:p>82943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1"/>
        </table:table-row>
        <table:table-row table:style-name="ro3">
          <table:table-cell table:style-name="ce19" table:formula="of:=DEC2HEX([.C68])" office:value-type="string" office:string-value="CA800" calcext:value-type="string">
            <text:p>CA800</text:p>
          </table:table-cell>
          <table:table-cell table:style-name="ce19" table:formula="of:=DEC2OCT([.C68])" office:value-type="string" office:string-value="3124000" calcext:value-type="string">
            <text:p>3124000</text:p>
          </table:table-cell>
          <table:table-cell table:style-name="ce19" table:formula="of:=[.C67]+[.I67]" office:value-type="float" office:value="829440" calcext:value-type="float">
            <text:p>829440</text:p>
          </table:table-cell>
          <table:table-cell table:style-name="ce27"/>
          <table:table-cell table:style-name="ce19" table:formula="of:=DEC2HEX([.G68])" office:value-type="string" office:string-value="CBFFF" calcext:value-type="string">
            <text:p>CBFFF</text:p>
          </table:table-cell>
          <table:table-cell table:style-name="ce19" table:formula="of:=DEC2OCT([.G68])" office:value-type="string" office:string-value="3137777" calcext:value-type="string">
            <text:p>3137777</text:p>
          </table:table-cell>
          <table:table-cell table:style-name="ce19" table:formula="of:=[.C68]+[.I68]-1" office:value-type="float" office:value="835583" calcext:value-type="float">
            <text:p>835583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1"/>
        </table:table-row>
        <table:table-row table:style-name="ro3">
          <table:table-cell table:style-name="ce19" table:formula="of:=DEC2HEX([.C69])" office:value-type="string" office:string-value="CC000" calcext:value-type="string">
            <text:p>CC000</text:p>
          </table:table-cell>
          <table:table-cell table:style-name="ce19" table:formula="of:=DEC2OCT([.C69])" office:value-type="string" office:string-value="3140000" calcext:value-type="string">
            <text:p>3140000</text:p>
          </table:table-cell>
          <table:table-cell table:style-name="ce19" table:formula="of:=[.G68]+1" office:value-type="float" office:value="835584" calcext:value-type="float">
            <text:p>835584</text:p>
          </table:table-cell>
          <table:table-cell table:style-name="ce27"/>
          <table:table-cell table:style-name="ce19" table:formula="of:=DEC2HEX([.G69])" office:value-type="string" office:string-value="EBFFF" calcext:value-type="string">
            <text:p>EBFFF</text:p>
          </table:table-cell>
          <table:table-cell table:style-name="ce19" table:formula="of:=DEC2OCT([.G69])" office:value-type="string" office:string-value="3537777" calcext:value-type="string">
            <text:p>3537777</text:p>
          </table:table-cell>
          <table:table-cell table:style-name="ce19" table:formula="of:=[.C69]+[.I69]-1" office:value-type="float" office:value="966655" calcext:value-type="float">
            <text:p>966655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70])" office:value-type="string" office:string-value="EC000" calcext:value-type="string">
            <text:p>EC000</text:p>
          </table:table-cell>
          <table:table-cell table:style-name="ce5" table:formula="of:=DEC2OCT([.C70])" office:value-type="string" office:string-value="3540000" calcext:value-type="string">
            <text:p>3540000</text:p>
          </table:table-cell>
          <table:table-cell table:style-name="ce5" table:formula="of:=[.G69]+1" office:value-type="float" office:value="966656" calcext:value-type="float">
            <text:p>966656</text:p>
          </table:table-cell>
          <table:table-cell table:style-name="ce12"/>
          <table:table-cell table:style-name="ce5" table:formula="of:=DEC2HEX([.G70])" office:value-type="string" office:string-value="ECFFF" calcext:value-type="string">
            <text:p>ECFFF</text:p>
          </table:table-cell>
          <table:table-cell table:style-name="ce5" table:formula="of:=DEC2OCT([.G70])" office:value-type="string" office:string-value="3547777" calcext:value-type="string">
            <text:p>3547777</text:p>
          </table:table-cell>
          <table:table-cell table:style-name="ce5" table:formula="of:=[.C70]+[.I70]-1" office:value-type="float" office:value="970751" calcext:value-type="float">
            <text:p>970751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19" table:formula="of:=DEC2HEX([.C71])" office:value-type="string" office:string-value="ED000" calcext:value-type="string">
            <text:p>ED000</text:p>
          </table:table-cell>
          <table:table-cell table:style-name="ce19" table:formula="of:=DEC2OCT([.C71])" office:value-type="string" office:string-value="3550000" calcext:value-type="string">
            <text:p>3550000</text:p>
          </table:table-cell>
          <table:table-cell table:style-name="ce19" table:formula="of:=[.G70]+1" office:value-type="float" office:value="970752" calcext:value-type="float">
            <text:p>970752</text:p>
          </table:table-cell>
          <table:table-cell table:style-name="ce27"/>
          <table:table-cell table:style-name="ce19" table:formula="of:=DEC2HEX([.G71])" office:value-type="string" office:string-value="EDFFF" calcext:value-type="string">
            <text:p>EDFFF</text:p>
          </table:table-cell>
          <table:table-cell table:style-name="ce19" table:formula="of:=DEC2OCT([.G71])" office:value-type="string" office:string-value="3557777" calcext:value-type="string">
            <text:p>3557777</text:p>
          </table:table-cell>
          <table:table-cell table:style-name="ce19" table:formula="of:=[.C71]+[.I71]-1" office:value-type="float" office:value="974847" calcext:value-type="float">
            <text:p>974847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1"/>
        </table:table-row>
        <table:table-row table:style-name="ro3">
          <table:table-cell table:style-name="ce5" table:formula="of:=DEC2HEX([.C72])" office:value-type="string" office:string-value="EE000" calcext:value-type="string">
            <text:p>EE000</text:p>
          </table:table-cell>
          <table:table-cell table:style-name="ce5" table:formula="of:=DEC2OCT([.C72])" office:value-type="string" office:string-value="3560000" calcext:value-type="string">
            <text:p>3560000</text:p>
          </table:table-cell>
          <table:table-cell table:style-name="ce5" table:formula="of:=[.G71]+1" office:value-type="float" office:value="974848" calcext:value-type="float">
            <text:p>974848</text:p>
          </table:table-cell>
          <table:table-cell table:style-name="ce12"/>
          <table:table-cell table:style-name="ce5" table:formula="of:=DEC2HEX([.G72])" office:value-type="string" office:string-value="EE7FF" calcext:value-type="string">
            <text:p>EE7FF</text:p>
          </table:table-cell>
          <table:table-cell table:style-name="ce5" table:formula="of:=DEC2OCT([.G72])" office:value-type="string" office:string-value="3563777" calcext:value-type="string">
            <text:p>3563777</text:p>
          </table:table-cell>
          <table:table-cell table:style-name="ce5" table:formula="of:=[.C72]+[.I72]-1" office:value-type="float" office:value="976895" calcext:value-type="float">
            <text:p>97689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1"/>
        </table:table-row>
        <table:table-row table:style-name="ro3">
          <table:table-cell table:style-name="ce5" table:formula="of:=DEC2HEX([.C73])" office:value-type="string" office:string-value="EE800" calcext:value-type="string">
            <text:p>EE800</text:p>
          </table:table-cell>
          <table:table-cell table:style-name="ce5" table:formula="of:=DEC2OCT([.C73])" office:value-type="string" office:string-value="3564000" calcext:value-type="string">
            <text:p>3564000</text:p>
          </table:table-cell>
          <table:table-cell table:style-name="ce5" table:formula="of:=[.G72]+1" office:value-type="float" office:value="976896" calcext:value-type="float">
            <text:p>976896</text:p>
          </table:table-cell>
          <table:table-cell table:style-name="ce12"/>
          <table:table-cell table:style-name="ce5" table:formula="of:=DEC2HEX([.G73])" office:value-type="string" office:string-value="EEFFF" calcext:value-type="string">
            <text:p>EEFFF</text:p>
          </table:table-cell>
          <table:table-cell table:style-name="ce5" table:formula="of:=DEC2OCT([.G73])" office:value-type="string" office:string-value="3567777" calcext:value-type="string">
            <text:p>3567777</text:p>
          </table:table-cell>
          <table:table-cell table:style-name="ce5" table:formula="of:=[.C73]+[.I73]-1" office:value-type="float" office:value="978943" calcext:value-type="float">
            <text:p>97894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1"/>
        </table:table-row>
        <table:table-row table:style-name="ro3">
          <table:table-cell table:style-name="ce5" table:formula="of:=DEC2HEX([.C74])" office:value-type="string" office:string-value="EF000" calcext:value-type="string">
            <text:p>EF000</text:p>
          </table:table-cell>
          <table:table-cell table:style-name="ce5" table:formula="of:=DEC2OCT([.C74])" office:value-type="string" office:string-value="3570000" calcext:value-type="string">
            <text:p>3570000</text:p>
          </table:table-cell>
          <table:table-cell table:style-name="ce5" table:formula="of:=[.G73]+1" office:value-type="float" office:value="978944" calcext:value-type="float">
            <text:p>978944</text:p>
          </table:table-cell>
          <table:table-cell table:style-name="ce12"/>
          <table:table-cell table:style-name="ce5" table:formula="of:=DEC2HEX([.G74])" office:value-type="string" office:string-value="EF7FF" calcext:value-type="string">
            <text:p>EF7FF</text:p>
          </table:table-cell>
          <table:table-cell table:style-name="ce5" table:formula="of:=DEC2OCT([.G74])" office:value-type="string" office:string-value="3573777" calcext:value-type="string">
            <text:p>3573777</text:p>
          </table:table-cell>
          <table:table-cell table:style-name="ce5" table:formula="of:=[.C74]+[.I74]-1" office:value-type="float" office:value="980991" calcext:value-type="float">
            <text:p>98099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1"/>
        </table:table-row>
        <table:table-row table:style-name="ro3">
          <table:table-cell table:style-name="ce5" table:formula="of:=DEC2HEX([.C75])" office:value-type="string" office:string-value="EF800" calcext:value-type="string">
            <text:p>EF800</text:p>
          </table:table-cell>
          <table:table-cell table:style-name="ce5" table:formula="of:=DEC2OCT([.C75])" office:value-type="string" office:string-value="3574000" calcext:value-type="string">
            <text:p>3574000</text:p>
          </table:table-cell>
          <table:table-cell table:style-name="ce5" table:formula="of:=[.G74]+1" office:value-type="float" office:value="980992" calcext:value-type="float">
            <text:p>980992</text:p>
          </table:table-cell>
          <table:table-cell table:style-name="ce12"/>
          <table:table-cell table:style-name="ce5" table:formula="of:=DEC2HEX([.G75])" office:value-type="string" office:string-value="EFFFF" calcext:value-type="string">
            <text:p>EFFFF</text:p>
          </table:table-cell>
          <table:table-cell table:style-name="ce5" table:formula="of:=DEC2OCT([.G75])" office:value-type="string" office:string-value="3577777" calcext:value-type="string">
            <text:p>3577777</text:p>
          </table:table-cell>
          <table:table-cell table:style-name="ce5" table:formula="of:=[.C75]+[.I75]-1" office:value-type="float" office:value="983039" calcext:value-type="float">
            <text:p>98303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1"/>
        </table:table-row>
        <table:table-row table:style-name="ro3" table:number-rows-repeated="1048500">
          <table:table-cell table:number-columns-repeated="62"/>
        </table:table-row>
        <table:table-row table:style-name="ro3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06:49:52.31696238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26:59.988365950</meta:creation-date>
    <dc:date>2021-01-31T06:53:42.507070851</dc:date>
    <meta:editing-duration>P2DT6H20M48S</meta:editing-duration>
    <meta:editing-cycles>24</meta:editing-cycles>
    <meta:generator>LibreOffice/6.0.7.3$Linux_X86_64 LibreOffice_project/00m0$Build-3</meta:generator>
    <meta:document-statistic meta:table-count="1" meta:cell-count="514" meta:object-count="0"/>
  </office:meta>
</office:document-meta>
</file>